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e6e6e6">
        <style:background-image/>
      </style:paragraph-properties>
      <style:text-properties style:font-name="Georgia"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fo:background-color="#e6e6e6">
        <style:background-image/>
      </style:paragraph-properties>
      <style:text-properties style:font-name="Georgia" fo:font-size="15pt" fo:font-style="italic"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style:tab-stops>
          <style:tab-stop style:position="5.874cm"/>
        </style:tab-stops>
      </style:paragraph-properties>
      <style:text-properties fo:font-variant="normal" fo:text-transform="none" fo:color="#000000"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7"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8"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style:tab-stops>
          <style:tab-stop style:position="0cm"/>
          <style:tab-stop style:position="5.874cm"/>
        </style:tab-stops>
      </style:paragraph-properties>
    </style:style>
    <style:style style:name="P11" style:family="paragraph" style:parent-style-name="Standard" style:list-style-name="L1">
      <style:paragraph-properties>
        <style:tab-stops>
          <style:tab-stop style:position="5.874cm"/>
        </style:tab-stops>
      </style:paragraph-properties>
    </style:style>
    <style:style style:name="T1" style:family="text">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T3" style:family="text">
      <style:text-properties fo:color="#280099"/>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SCRUM - Anteckningslogg</text:p>
      <text:p text:style-name="P3"/>
      <text:p text:style-name="P3"/>
      <text:p text:style-name="P2"><text:span text:style-name="T3">Måndag<text:tab/><text:tab/>6/1 -13</text:span><text:tab/></text:p>
      <text:p text:style-name="P3"/>
      <text:list xml:id="list42587256" text:style-name="L1">
        <text:list-item>
          <text:p text:style-name="P6">Vad har jag gjort sedan igår?</text:p>
          <text:p text:style-name="P8">Pluggat och uppdaterat kodtekniker för javascript genom att kolla föreläsningar igen. Främst om konstruktorfunktioner och prototype. </text:p>
          <text:p text:style-name="P8"/>
          <text:p text:style-name="P8">Jag har gjort mallen för HTML dokumentet, skapade en icon i illustrator. </text:p>
          <text:p text:style-name="P8">Gjorde även bakgrund och design i css och valde teckensnittet Georgia. </text:p>
        </text:list-item>
      </text:list>
      <text:p text:style-name="P4"/>
      <text:list xml:id="list43686835" text:continue-numbering="true" text:style-name="L1">
        <text:list-item>
          <text:p text:style-name="P10"><text:span text:style-name="T2">Vad ska jag åstadkomma tills imorgon?<text:line-break/></text:span><text:span text:style-name="T1">Läsa på mer om javascript så jag kan skriva så bra kod som möjligt redan från början. (för att förhindra att behöva göra om koden senare)</text:span></text:p>
          <text:p text:style-name="P8"/>
        </text:list-item>
        <text:list-item>
          <text:p text:style-name="P6">Vad hindrar mig?</text:p>
          <text:p text:style-name="P8">Inget hindrar mig för tillfället. </text:p>
        </text:list-item>
      </text:list>
      <text:p text:style-name="P3"/>
      <text:p text:style-name="P3"/>
      <text:p text:style-name="P3"/>
      <text:p text:style-name="P2"><text:span text:style-name="T3">Tisdag<text:tab/><text:tab/>7/1 -13</text:span><text:tab/></text:p>
      <text:p text:style-name="P3"/>
      <text:list xml:id="list43700814" text:continue-numbering="true" text:style-name="L1">
        <text:list-item>
          <text:p text:style-name="P7">Vad har jag gjort sedan igår?</text:p>
          <text:p text:style-name="P9">Läst på olika tekniker genom att googla + kollade igenom 3 föreläsningar igen och tog printscreen på de kodtekniker jag vill använda. <text:line-break/><text:line-break/>Jag har skrivit en bra javascriptgrund, med tanken att göra det smidigt om jag vill satsa på betyg 4 istället för 3. <text:line-break/><text:line-break/>En ny ikon skapas (med vald bild) när man anropar en funktion och den läggs bredvid den gamla funktionen. <text:line-break/><text:line-break/>När man klickar på den första ikonen kommer ett popup fönster (css). </text:p>
        </text:list-item>
      </text:list>
      <text:p text:style-name="P3"/>
      <text:list xml:id="list43706689" text:continue-numbering="true" text:style-name="L1">
        <text:list-item>
          <text:p text:style-name="P11"><text:span text:style-name="T2">Vad ska jag åstadkomma tills imorgon?<text:line-break/></text:span><text:span text:style-name="T1">Designa <text:s/>och bygga upp strukturen för popupfönster.<text:line-break/>Lägga till laddarikon i popupfönster. Plugga / Läsa på mer om javascript. <text:line-break/></text:span></text:p>
        </text:list-item>
        <text:list-item>
          <text:p text:style-name="P7">Vad hindrar mig?</text:p>
          <text:p text:style-name="P9">Inget just nu. </text:p>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text:span text:style-name="T3">Onsdag<text:tab/><text:tab/>8/1 -13</text:span><text:tab/></text:p>
      <text:p text:style-name="P3"/>
      <text:list xml:id="list43706193" text:continue-numbering="true" text:style-name="L1">
        <text:list-item>
          <text:p text:style-name="P7">Vad har jag gjort sedan igår?</text:p>
          <text:p text:style-name="P9">Har byggt upp strukturen för popupfönstret och designat det som jag vill det ska se ut. Jag har uppfyllt några av kraven i projektet som att lägga till icon och text-titel högst upp till vänster i popupfönstret. <text:line-break/>Valt en laddarikon och placerat den längs ned i popupfönstret. </text:p>
          <text:p text:style-name="P9"/>
        </text:list-item>
        <text:list-item>
          <text:p text:style-name="P11"><text:span text:style-name="T2">Vad ska jag åstadkomma tills imorgon?<text:line-break/></text:span><text:span text:style-name="T1">Jag ska läsa på om ajax-anrop och försöka anropa bilderna genom detta. </text:span></text:p>
          <text:p text:style-name="P9"/>
        </text:list-item>
        <text:list-item>
          <text:p text:style-name="P7">Vad hindrar mig?</text:p>
          <text:p text:style-name="P9">Att jag kommer att göra en examen + redovisningar <text:s/>så jag hoppas på att jag hinner med det andra ;)</text:p>
        </text:list-item>
      </text:list>
      <text:p text:style-name="P3"/>
      <text:p text:style-name="P3"/>
      <text:p text:style-name="P2"><text:span text:style-name="T3">Torsdag<text:tab/><text:tab/>9/1 -13</text:span><text:tab/></text:p>
      <text:p text:style-name="P3"/>
      <text:list xml:id="list43682527" text:continue-numbering="true" text:style-name="L1">
        <text:list-item>
          <text:p text:style-name="P7">Vad har jag gjort sedan igår?</text:p>
          <text:p text:style-name="P9">Pluggat i 2 timmar om ajaxanrop och sen försökt få ajaxanropet att fungera. </text:p>
        </text:list-item>
        <text:list-item>
          <text:p text:style-name="P11"><text:span text:style-name="T2">Vad ska jag åstadkomma tills imorgon?<text:line-break/></text:span><text:span text:style-name="T1">Fixa ajaxanropet!</text:span></text:p>
        </text:list-item>
        <text:list-item>
          <text:p text:style-name="P7">Vad hindrar mig?</text:p>
          <text:p text:style-name="P9">Jag har fått ett errormedelande jag inte riktigt vet vad det betyder.</text:p>
        </text:list-item>
      </text:list>
      <text:p text:style-name="P3"/>
      <text:p text:style-name="P2"><text:span text:style-name="T3">Fredag<text:tab/><text:tab/>9/1 -13</text:span><text:tab/></text:p>
      <text:p text:style-name="P3"/>
      <text:list xml:id="list43701175" text:continue-numbering="true" text:style-name="L1">
        <text:list-item>
          <text:p text:style-name="P7">Vad har jag gjort sedan igår?</text:p>
          <text:p text:style-name="P9">Lyckats få ut Ajaxbilderna så att de hamnar i rätt fönster.</text:p>
        </text:list-item>
        <text:list-item>
          <text:p text:style-name="P11"><text:span text:style-name="T2">Vad ska jag åstadkomma tills imorgon?<text:line-break/></text:span><text:span text:style-name="T1">Fixa så man ändrar bakgrunden om man klickar på en tumnagelbild +<text:line-break/>att största bilden ska ange storlek för alla tumnagelbilderna. </text:span></text:p>
        </text:list-item>
        <text:list-item>
          <text:p text:style-name="P7">Vad hindrar mig?</text:p>
          <text:p text:style-name="P9">Inget just nu.</text:p>
          <text:p text:style-name="P9"/>
        </text:list-item>
      </text:list>
      <text:p text:style-name="P2"><text:span text:style-name="T3">Lördag<text:tab/><text:tab/>10/1 -13</text:span><text:tab/></text:p>
      <text:p text:style-name="P3"/>
      <text:list xml:id="list43710633" text:continue-numbering="true" text:style-name="L1">
        <text:list-item>
          <text:p text:style-name="P7">Vad har jag gjort sedan igår?</text:p>
          <text:p text:style-name="P9">Jag har fixat så att man kan ändra bakgrund. Padding runt bilderna. Försökte fixa lite med ajaxanropet och rätta till kod för jag upptäckte att det ändå blev lite fel.</text:p>
        </text:list-item>
        <text:list-item>
          <text:p text:style-name="P11"><text:span text:style-name="T2">Vad ska jag åstadkomma tills imorgon?<text:line-break/></text:span><text:span text:style-name="T1">Fixa laddar-ikon + att det ska ploppa upp ett fönster när man klickar på tumnagelbilderna. </text:span></text:p>
        </text:list-item>
        <text:list-item>
          <text:p text:style-name="P7">Vad hindrar mig?</text:p>
          <text:p text:style-name="P9">Min kod är inte helt strukturerad.</text:p>
          <text:p text:style-name="P9"/>
        </text:list-item>
      </text:list>
      <text:p text:style-name="P2"><text:span text:style-name="T3">Söndag<text:tab/><text:tab/>11/1 -13</text:span><text:tab/></text:p>
      <text:p text:style-name="P3"/>
      <text:list xml:id="list43711904" text:continue-numbering="true" text:style-name="L1">
        <text:list-item>
          <text:p text:style-name="P7"><text:soft-page-break/>Vad har jag gjort sedan igår?</text:p>
          <text:p text:style-name="P9">Jag började göra <text:s/>ett ”bildvisar”-fönster. Och det fungerade först, trodde jag, men det blev massa buggar och jag insåg att så som min kod var uppbyggd kommer det aldrig att gå. Så jag bestämde mig för att avbryta sprinten och ändra en av punkterna till att omstrukturera min kod. </text:p>
          <text:p text:style-name="P9"/>
        </text:list-item>
        <text:list-item>
          <text:p text:style-name="P11"><text:span text:style-name="T2">Vad ska jag åstadkomma tills imorgon?<text:line-break/></text:span><text:span text:style-name="T1">Då kan jag börja med att fixa ”bildvisar”-fönster! Vilket förhoppningsvis borde fungera.</text:span></text:p>
          <text:p text:style-name="P11"><text:span text:style-name="T1"/></text:p>
        </text:list-item>
        <text:list-item>
          <text:p text:style-name="P7">Vad hindrar mig?</text:p>
          <text:p text:style-name="P9">Just nu inget som jag är medveten om.</text:p>
        </text:list-item>
      </text:list>
      <text:p text:style-name="P3"/>
      <text:p text:style-name="P2"><text:span text:style-name="T3">Måndag<text:tab/><text:tab/>12/1 -13</text:span><text:tab/><text:span text:style-name="T6">(En hel sprint på en dag)</text:span></text:p>
      <text:p text:style-name="P3"/>
      <text:list xml:id="list43711693" text:continue-numbering="true" text:style-name="L1">
        <text:list-item>
          <text:p text:style-name="P7">Vad har jag gjort sedan igår?</text:p>
          <text:p text:style-name="P9">xx</text:p>
        </text:list-item>
        <text:list-item>
          <text:p text:style-name="P11"><text:span text:style-name="T2">Vad ska jag åstadkomma tills imorgon?<text:line-break/></text:span><text:span text:style-name="T1">xx</text:span></text:p>
        </text:list-item>
        <text:list-item>
          <text:p text:style-name="P7">Vad hindrar mig?</text:p>
          <text:p text:style-name="P9">xx</text:p>
        </text:list-item>
      </text:list>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3T12:46:44.11</meta:creation-date>
    <dc:date>2014-01-12T23:54:09.66</dc:date>
    <meta:editing-duration>P3DT10H27M38S</meta:editing-duration>
    <meta:editing-cycles>80</meta:editing-cycles>
    <meta:generator>OpenOffice.org/3.3$Win32 OpenOffice.org_project/330m20$Build-9567</meta:generator>
    <meta:document-statistic meta:table-count="0" meta:image-count="0" meta:object-count="0" meta:page-count="3" meta:paragraph-count="51" meta:word-count="629" meta:character-count="3428"/>
  </office:meta>
</office:document-meta>
</file>